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/>
          <table:table-cell office:value-type="float" office:value="4.15188002586365" calcext:value-type="float">
            <text:p>4.1518800259</text:p>
          </table:table-cell>
          <table:table-cell office:value-type="float" office:value="13.0609002113342" calcext:value-type="float">
            <text:p>13.0609002113</text:p>
          </table:table-cell>
          <table:table-cell/>
        </table:table-row>
        <table:table-row table:style-name="ro1">
          <table:table-cell/>
          <table:table-cell office:value-type="float" office:value="4.13565015792847" calcext:value-type="float">
            <text:p>4.1356501579</text:p>
          </table:table-cell>
          <table:table-cell office:value-type="float" office:value="13.0390100479126" calcext:value-type="float">
            <text:p>13.0390100479</text:p>
          </table:table-cell>
          <table:table-cell/>
        </table:table-row>
        <table:table-row table:style-name="ro1">
          <table:table-cell/>
          <table:table-cell office:value-type="float" office:value="4.15145993232727" calcext:value-type="float">
            <text:p>4.1514599323</text:p>
          </table:table-cell>
          <table:table-cell office:value-type="float" office:value="13.0619897842407" calcext:value-type="float">
            <text:p>13.0619897842</text:p>
          </table:table-cell>
          <table:table-cell/>
        </table:table-row>
        <table:table-row table:style-name="ro1">
          <table:table-cell/>
          <table:table-cell office:value-type="float" office:value="4.15269994735718" calcext:value-type="float">
            <text:p>4.1526999474</text:p>
          </table:table-cell>
          <table:table-cell office:value-type="float" office:value="13.0608401298523" calcext:value-type="float">
            <text:p>13.0608401299</text:p>
          </table:table-cell>
          <table:table-cell/>
        </table:table-row>
        <table:table-row table:style-name="ro1">
          <table:table-cell/>
          <table:table-cell office:value-type="float" office:value="4.13281011581421" calcext:value-type="float">
            <text:p>4.1328101158</text:p>
          </table:table-cell>
          <table:table-cell office:value-type="float" office:value="13.0259501934052" calcext:value-type="float">
            <text:p>13.0259501934</text:p>
          </table:table-cell>
          <table:table-cell/>
        </table:table-row>
        <table:table-row table:style-name="ro1">
          <table:table-cell/>
          <table:table-cell office:value-type="float" office:value="4.15274000167847" calcext:value-type="float">
            <text:p>4.1527400017</text:p>
          </table:table-cell>
          <table:table-cell office:value-type="float" office:value="13.039400100708" calcext:value-type="float">
            <text:p>13.0394001007</text:p>
          </table:table-cell>
          <table:table-cell/>
        </table:table-row>
        <table:table-row table:style-name="ro1">
          <table:table-cell/>
          <table:table-cell office:value-type="float" office:value="4.13493013381958" calcext:value-type="float">
            <text:p>4.1349301338</text:p>
          </table:table-cell>
          <table:table-cell office:value-type="float" office:value="13.0396101474762" calcext:value-type="float">
            <text:p>13.0396101475</text:p>
          </table:table-cell>
          <table:table-cell/>
        </table:table-row>
        <table:table-row table:style-name="ro1">
          <table:table-cell/>
          <table:table-cell office:value-type="float" office:value="4.13634014129639" calcext:value-type="float">
            <text:p>4.1363401413</text:p>
          </table:table-cell>
          <table:table-cell office:value-type="float" office:value="13.0404100418091" calcext:value-type="float">
            <text:p>13.04041004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formula="of:=3.01+3+2.95" office:value-type="float" office:value="8.96" calcext:value-type="float">
            <text:p>8.96</text:p>
          </table:table-cell>
          <table:table-cell table:formula="of:=AVERAGE([.B2:.B9])" office:value-type="float" office:value="4.14356380701065" calcext:value-type="float">
            <text:p>4.143563807</text:p>
          </table:table-cell>
          <table:table-cell table:formula="of:=STDEV([.B2:.B9])" office:value-type="float" office:value="0.00929031196851108" calcext:value-type="float">
            <text:p>0.009290312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table:formula="of:=3.01+9.7825+2.985" office:value-type="float" office:value="15.7775" calcext:value-type="float">
            <text:p>15.7775</text:p>
          </table:table-cell>
          <table:table-cell table:formula="of:=AVERAGE([.C2:.C9])" office:value-type="float" office:value="13.0460138320923" calcext:value-type="float">
            <text:p>13.0460138321</text:p>
          </table:table-cell>
          <table:table-cell table:formula="of:=STDEV([.C2:.C9])" office:value-type="float" office:value="0.0134398560498239" calcext:value-type="float">
            <text:p>0.013439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1:12:19.444665225</meta:creation-date>
    <dc:date>2015-09-24T21:25:04.521515383</dc:date>
    <meta:editing-duration>PT12M40S</meta:editing-duration>
    <meta:editing-cycles>11</meta:editing-cycles>
    <meta:generator>LibreOffice/4.4.2.2$Linux_X86_64 LibreOffice_project/40m0$Build-2</meta:generator>
    <meta:document-statistic meta:table-count="1" meta:cell-count="29" meta:object-count="0"/>
  </office:meta>
</office:document-meta>
</file>